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P1" style:family="paragraph" style:parent-style-name="Normal">
      <style:paragraph-properties fo:text-align="center"/>
    </style:style>
  </office:automatic-styles>
  <office:body>
    <office:text>
      <text:p text:style-name="Normal">Shall we begin, Harmony?</text:p>
      <text:p text:style-name="Normal"/>
      <text:p text:style-name="P1"/>
      <text:p text:style-name="P1">A Stray Heart’s Story</text:p>
      <text:p text:style-name="P1"/>
      <text:p text:style-name="P1">---</text:p>
      <text:p text:style-name="P1"/>
      <text:p text:style-name="P1">Part 1: <text:s text:c="1"/>Kyūkurarin</text:p>
      <text:p text:style-name="P1"/>
      <text:p text:style-name="P1">Link 0: Hello, World</text:p>
      <text:p text:style-name="P1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